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4.45cm"/>
    </style:style>
    <style:style style:name="gr2" style:family="graphic" style:parent-style-name="standard">
      <style:graphic-properties draw:textarea-horizontal-align="justify" draw:textarea-vertical-align="middle" draw:auto-grow-height="false" fo:min-height="1.262cm" fo:min-width="3.594cm"/>
    </style:style>
    <style:style style:name="gr3" style:family="graphic" style:parent-style-name="standard">
      <style:graphic-properties draw:textarea-horizontal-align="justify" draw:textarea-vertical-align="middle" draw:auto-grow-height="false" fo:min-height="2.45cm" fo:min-width="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1.45cm" fo:min-width="3.5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05cm" fo:min-width="1.6cm"/>
    </style:style>
    <style:style style:name="gr8" style:family="graphic" style:parent-style-name="standard">
      <style:graphic-properties draw:textarea-horizontal-align="justify" draw:textarea-vertical-align="middle" draw:auto-grow-height="false" fo:min-height="1.262cm" fo:min-width="2.146cm"/>
    </style:style>
    <style:style style:name="gr9" style:family="graphic" style:parent-style-name="standard">
      <style:graphic-properties draw:textarea-horizontal-align="justify" draw:textarea-vertical-align="middle" draw:auto-grow-height="false" fo:min-height="1.388cm" fo:min-width="2.46cm"/>
    </style:style>
    <style:style style:name="gr10" style:family="graphic" style:parent-style-name="standard">
      <style:graphic-properties draw:textarea-horizontal-align="justify" draw:textarea-vertical-align="middle" draw:auto-grow-height="false" fo:min-height="1.59cm" fo:min-width="3.178cm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75cm" fo:min-width="1.5cm"/>
    </style:style>
    <style:style style:name="gr13" style:family="graphic" style:parent-style-name="standard">
      <style:graphic-properties draw:textarea-horizontal-align="justify" draw:textarea-vertical-align="middle" draw:auto-grow-height="false" fo:min-height="2.27cm" fo:min-width="4.41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7cm" svg:height="2.7cm" svg:x="6.1cm" svg:y="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6.5cm" svg:height="2.4cm" svg:x="6.2cm" svg:y="5.4cm">
          <text:p text:style-name="P1">Pobierz a,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cm" svg:height="5.4cm" svg:x="6.8cm" svg:y="14.6cm">
          <text:p text:style-name="P1">a &g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9.6cm" svg:y1="3.7cm" svg:x2="9.45cm" svg:y2="5.4cm" draw:start-shape="id1" draw:start-glue-point="8" draw:end-shape="id2" draw:end-glue-point="5" svg:d="M9600 3700l-150 1700" svg:viewBox="0 0 151 1701">
          <text:p/>
        </draw:connector>
        <draw:custom-shape draw:style-name="gr5" draw:text-style-name="P1" xml:id="id4" draw:id="id4" draw:layer="layout" svg:width="6.4cm" svg:height="2.7cm" svg:x="1.1cm" svg:y="21.8cm">
          <text:p text:style-name="P1">Drukuj a”jest większe od”</text:p>
          <text:p text:style-name="P1">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6.8cm" svg:y1="17.3cm" svg:x2="5.1cm" svg:y2="21.8cm" draw:start-shape="id3" draw:start-glue-point="5" draw:end-shape="id4" draw:end-glue-point="4" svg:d="M6800 17300l-1700 4500" svg:viewBox="0 0 1701 4501">
          <text:p text:style-name="P1">Tak</text:p>
        </draw:connector>
        <draw:custom-shape draw:style-name="gr7" draw:text-style-name="P1" xml:id="id5" draw:id="id5" draw:layer="layout" svg:width="4.2cm" svg:height="4.6cm" svg:x="12.9cm" svg:y="17.4cm">
          <text:p text:style-name="P1">a &lt; b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draw:type="line" svg:x1="11.8cm" svg:y1="17.3cm" svg:x2="15cm" svg:y2="17.4cm" draw:start-shape="id3" draw:start-glue-point="7" draw:end-shape="id5" svg:d="M11800 17300l3200 100" svg:viewBox="0 0 3201 101">
          <text:p text:style-name="P1">Nie</text:p>
        </draw:connector>
        <draw:custom-shape draw:style-name="gr8" draw:text-style-name="P1" xml:id="id6" draw:id="id6" draw:layer="layout" svg:width="4.2cm" svg:height="2.4cm" svg:x="8.5cm" svg:y="23.7cm">
          <text:p text:style-name="P1">Drukuj b”jest większe od”</text:p>
          <text:p text:style-name="P1">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" xml:id="id7" draw:id="id7" draw:layer="layout" svg:width="4.7cm" svg:height="2.6cm" svg:x="14.9cm" svg:y="23.4cm">
          <text:p text:style-name="P1">Drukuj „liczby są sobie równe”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12.9cm" svg:y1="19.7cm" svg:x2="12.7cm" svg:y2="24.9cm" draw:start-shape="id5" draw:start-glue-point="5" draw:end-shape="id6" svg:d="M12900 19700l-200 5200" svg:viewBox="0 0 201 5201">
          <text:p text:style-name="P1">Tak</text:p>
        </draw:connector>
        <draw:connector draw:style-name="gr6" draw:text-style-name="P2" draw:layer="layout" draw:type="line" svg:x1="17.1cm" svg:y1="19.7cm" svg:x2="17.25cm" svg:y2="23.4cm" draw:start-shape="id5" draw:start-glue-point="7" draw:end-shape="id7" draw:end-glue-point="5" svg:d="M17100 19700l150 3700" svg:viewBox="0 0 151 3701">
          <text:p text:style-name="P1">Nie</text:p>
        </draw:connector>
        <draw:custom-shape draw:style-name="gr10" draw:text-style-name="P1" xml:id="id8" draw:id="id8" draw:layer="layout" svg:width="5.2cm" svg:height="2.6cm" svg:x="7.8cm" svg:y="26.9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10.6cm" svg:y1="26.1cm" svg:x2="10.4cm" svg:y2="26.9cm" draw:start-shape="id6" draw:start-glue-point="8" draw:end-shape="id8" svg:d="M10600 26100l-200 800" svg:viewBox="0 0 201 801">
          <text:p/>
        </draw:connector>
        <draw:connector draw:style-name="gr4" draw:text-style-name="P2" draw:layer="layout" draw:type="line" svg:x1="16.662cm" svg:y1="26cm" svg:x2="13cm" svg:y2="28.2cm" draw:start-shape="id7" draw:start-glue-point="7" draw:end-shape="id8" svg:d="M16662 26000l-3662 2200" svg:viewBox="0 0 3663 2201">
          <text:p/>
        </draw:connector>
        <draw:connector draw:style-name="gr11" draw:text-style-name="P1" draw:layer="layout" svg:x1="4.3cm" svg:y1="24.5cm" svg:x2="4.3cm" svg:y2="24.5cm" draw:start-shape="id4" draw:start-glue-point="8" draw:end-shape="id4" draw:end-glue-point="8" svg:d="M4300 24500z" svg:viewBox="0 0 1 1">
          <text:p/>
        </draw:connector>
        <draw:connector draw:style-name="gr4" draw:text-style-name="P2" draw:layer="layout" draw:type="line" svg:x1="3.5cm" svg:y1="24.5cm" svg:x2="7.8cm" svg:y2="28.2cm" draw:start-shape="id4" draw:start-glue-point="7" draw:end-shape="id8" draw:end-glue-point="6" svg:d="M3500 24500l4300 3700" svg:viewBox="0 0 4301 3701">
          <text:p/>
        </draw:connector>
        <draw:custom-shape draw:style-name="gr12" draw:text-style-name="P1" xml:id="id9" draw:id="id9" draw:layer="layout" svg:width="4cm" svg:height="4cm" svg:x="7cm" svg:y="8.6cm">
          <text:p text:style-name="P1"><text:s/>If a, b int 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9.45cm" svg:y1="7.8cm" svg:x2="9cm" svg:y2="8.6cm" draw:start-shape="id2" draw:start-glue-point="8" draw:end-shape="id9" draw:end-glue-point="4" svg:d="M9450 7800l-450 800" svg:viewBox="0 0 451 801">
          <text:p/>
        </draw:connector>
        <draw:connector draw:style-name="gr6" draw:text-style-name="P2" draw:layer="layout" draw:type="line" svg:x1="9cm" svg:y1="12.6cm" svg:x2="9.3cm" svg:y2="14.6cm" draw:start-shape="id9" draw:start-glue-point="6" draw:end-shape="id3" draw:end-glue-point="4" svg:d="M9000 12600l300 2000" svg:viewBox="0 0 301 2001">
          <text:p text:style-name="P1">prawda</text:p>
        </draw:connector>
        <draw:custom-shape draw:style-name="gr13" draw:text-style-name="P1" xml:id="id10" draw:id="id10" draw:layer="layout" svg:width="7.8cm" svg:height="4cm" svg:x="11.7cm" svg:y="12.3cm">
          <text:p text:style-name="P1">a,b nie są całkowite</text:p>
          <text:p text:style-name="P1">Podaj a,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2" draw:layer="layout" draw:type="line" svg:x1="11cm" svg:y1="10.6cm" svg:x2="12.675cm" svg:y2="14.3cm" draw:start-shape="id9" draw:start-glue-point="7" draw:end-shape="id10" draw:end-glue-point="9" svg:d="M11000 10600l1675 3700" svg:viewBox="0 0 1676 3701">
          <text:p text:style-name="P1">Fałsz</text:p>
        </draw:connector>
        <draw:connector draw:style-name="gr4" draw:text-style-name="P2" draw:layer="layout" svg:x1="16.575cm" svg:y1="12.3cm" svg:x2="9cm" svg:y2="8.6cm" draw:start-shape="id10" draw:start-glue-point="4" draw:end-shape="id9" draw:end-glue-point="4" svg:d="M16575 12300v-4201h-7575v501" svg:viewBox="0 0 7576 42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33:50.339797076</meta:creation-date>
    <dc:date>2019-09-18T12:08:51.354998472</dc:date>
    <meta:editing-duration>PT23M49S</meta:editing-duration>
    <meta:editing-cycles>6</meta:editing-cycles>
    <meta:generator>LibreOffice/6.0.7.3$Linux_X86_64 LibreOffice_project/00m0$Build-3</meta:generator>
    <meta:document-statistic meta:object-count="23"/>
  </office:meta>
</office:document-meta>
</file>